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70000019DE8A2D0DF9FBCE6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5cm" svg:height="2.384cm" svg:x="4cm" svg:y="1cm">
          <draw:text-box>
            <text:p>Using also t1+t2, theta1+theta2, E1+E2</text:p>
            <text:p/>
            <text:p>Well reco :0.9488630517542957</text:p>
          </draw:text-box>
        </draw:frame>
        <draw:frame draw:style-name="gr2" draw:text-style-name="P2" draw:layer="layout" svg:width="11.74cm" svg:height="8.799cm" svg:x="4.26cm" svg:y="5.201cm">
          <draw:image xlink:href="Pictures/10000001000002270000019DE8A2D0DF9FBCE65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1T16:58:14.177694454</meta:creation-date>
    <dc:date>2025-02-01T17:00:31.328994625</dc:date>
    <meta:editing-duration>PT2M19S</meta:editing-duration>
    <meta:editing-cycles>1</meta:editing-cycles>
    <meta:document-statistic meta:object-count="25"/>
    <meta:generator>LibreOffice/7.3.7.2$Linux_X86_64 LibreOffice_project/30$Build-2</meta:generator>
  </office:meta>
</office:document-meta>
</file>